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6bdd7" officeooo:paragraph-rsid="0017ea57"/>
    </style:style>
    <style:style style:name="P2" style:family="paragraph" style:parent-style-name="Standard">
      <style:text-properties officeooo:rsid="00442dea" officeooo:paragraph-rsid="0017ea57"/>
    </style:style>
    <style:style style:name="P3" style:family="paragraph" style:parent-style-name="Standard">
      <style:text-properties officeooo:rsid="004e5935" officeooo:paragraph-rsid="0017ea57"/>
    </style:style>
    <style:style style:name="P4" style:family="paragraph" style:parent-style-name="Standard">
      <style:text-properties officeooo:rsid="00512ccb" officeooo:paragraph-rsid="0017ea57"/>
    </style:style>
    <style:style style:name="P5" style:family="paragraph" style:parent-style-name="Standard">
      <style:text-properties style:font-name="Liberation Serif" fo:font-style="italic" officeooo:rsid="00512ccb" officeooo:paragraph-rsid="0017ea57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52a079" officeooo:paragraph-rsid="0017ea57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53660c" officeooo:paragraph-rsid="0017ea57" style:font-style-asian="italic" style:font-style-complex="italic"/>
    </style:style>
    <style:style style:name="P8" style:family="paragraph" style:parent-style-name="Standard">
      <style:text-properties officeooo:rsid="0052a079" officeooo:paragraph-rsid="0017ea57"/>
    </style:style>
    <style:style style:name="P9" style:family="paragraph" style:parent-style-name="Standard">
      <style:text-properties officeooo:rsid="0053660c" officeooo:paragraph-rsid="0017ea57"/>
    </style:style>
    <style:style style:name="P10" style:family="paragraph" style:parent-style-name="Standard">
      <style:text-properties officeooo:rsid="0054cf07" officeooo:paragraph-rsid="0017ea57"/>
    </style:style>
    <style:style style:name="P11" style:family="paragraph" style:parent-style-name="Standard">
      <style:text-properties officeooo:rsid="0079b048" officeooo:paragraph-rsid="0017ea57"/>
    </style:style>
    <style:style style:name="P12" style:family="paragraph" style:parent-style-name="Standard">
      <style:text-properties officeooo:rsid="0077b3b1" officeooo:paragraph-rsid="0017ea57"/>
    </style:style>
    <style:style style:name="P13" style:family="paragraph" style:parent-style-name="Heading_20_2">
      <style:paragraph-properties fo:text-align="center" style:justify-single-word="false"/>
      <style:text-properties officeooo:rsid="00442dea" officeooo:paragraph-rsid="0017ea57"/>
    </style:style>
    <style:style style:name="T1" style:family="text">
      <style:text-properties officeooo:rsid="022ef35a"/>
    </style:style>
    <style:style style:name="T2" style:family="text">
      <style:text-properties officeooo:rsid="004e5935"/>
    </style:style>
    <style:style style:name="T3" style:family="text">
      <style:text-properties officeooo:rsid="016927b8"/>
    </style:style>
    <style:style style:name="T4" style:family="text">
      <style:text-properties officeooo:rsid="0169ee27"/>
    </style:style>
    <style:style style:name="T5" style:family="text">
      <style:text-properties officeooo:rsid="0053660c"/>
    </style:style>
    <style:style style:name="T6" style:family="text">
      <style:text-properties officeooo:rsid="0052a079"/>
    </style:style>
    <style:style style:name="T7" style:family="text">
      <style:text-properties officeooo:rsid="00791983"/>
    </style:style>
    <style:style style:name="T8" style:family="text">
      <style:text-properties officeooo:rsid="0079b048"/>
    </style:style>
    <style:style style:name="T9" style:family="text">
      <style:text-properties officeooo:rsid="0077b3b1"/>
    </style:style>
    <style:style style:name="T10" style:family="text">
      <style:text-properties officeooo:rsid="037d2d97"/>
    </style:style>
    <style:style style:name="T11" style:family="text">
      <style:text-properties officeooo:rsid="022f63ca"/>
    </style:style>
    <style:style style:name="T12" style:family="text">
      <style:text-properties officeooo:rsid="0054c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2"/>
      <text:p text:style-name="P2">Всё стало как раньше. Почти.</text:p>
      <text:p text:style-name="P2">Стройка. Нежин.</text:p>
      <text:p text:style-name="P2"><text:span text:style-name="T1">В</text:span>еки вернулись на своё место, уже не надо жмуриться. </text:p>
      <text:p text:style-name="P2"><text:span text:style-name="T2">П</text:span>ереводы. </text:p>
      <text:p text:style-name="P3">Стихи.</text:p>
      <text:p text:style-name="P4"/>
      <text:p text:style-name="P4">Стихи начали <text:span text:style-name="T1">возникать</text:span> с началом моей строительной карьеры в СМП-615.</text:p>
      <text:p text:style-name="P4">Вернее, появлялись не стихи, а словосочетания; какое-то привлекало чередованием звуков в нём, другое своей двусмысленностью, но н<text:span text:style-name="T1">е</text:span> в смысле охальности, а тем, что можно по разному его истолковать.</text:p>
      <text:p text:style-name="P4">По ходу трудового процесса, незаметно для коллег-каменщиков, я переворачивал эти слова, переиначивал, выбрасывал из головы к чёртовой матери, или чертям собачьим, но самые упорные возвращались вновь.</text:p>
      <text:p text:style-name="P4">Тогда оставалось последнее средство — перенести слова на бумагу и забыть.</text:p>
      <text:p text:style-name="P5"/>
      <text:p text:style-name="P5"><text:span text:style-name="T3">(...з</text:span>а шесть лет таких незваных проходимцев собралось штук 30, на двух языках, потому что каждый приходил на каком ему вздумается.</text:p>
      <text:p text:style-name="P5">Среди них были чисто графические, срисованные с натуры, типа, <text:s/>«яблоко неба пронзённое шпагой луча», были и звукоподражательные — «каркаломна баркарола», <text:s/>философские, как про съеденного Бога, и просто ритмо-шагательные «ах, о чём мы хохочем»...<text:span text:style-name="T3">)</text:span></text:p>
      <text:p text:style-name="P5"/>
      <text:p text:style-name="P8">Одно из первых я показал Ире и она сразу встрепенулась — кто это та мадонна в телогрейке?</text:p>
      <text:p text:style-name="P8">А мне откуда знать — случайно увидел в очереди на обед в рабочей столовой.</text:p>
      <text:p text:style-name="P8">Про стихи на «На музыку В. Косма» она ничего не спросила: сразу видно, что про неё. </text:p>
      <text:p text:style-name="P8">А когда <text:span text:style-name="T3">она </text:span>сказала, что ей сказали, что это неплохое стихотворение, то я перестал ей показывать. </text:p>
      <text:p text:style-name="P8">Наверное, из ревности к неизвестному кому-то, кому она их дала на оценку.</text:p>
      <text:p text:style-name="P8">Когда я прочитал своему брату Саше «Интервью скифа...», его реакция была мгновенной:</text:p>
      <text:p text:style-name="P8">- Я тебя заложу!</text:p>
      <text:p text:style-name="P8"/>
      <text:p text:style-name="P6"><text:span text:style-name="T3">(...е</text:span>сли на твоё стихотворение сразу выныривает мысль про КГБ, то это хорошая публицистика...<text:span text:style-name="T3">)</text:span></text:p>
      <text:p text:style-name="P6"/>
      <text:p text:style-name="P8">Плотнику Ивану почему-то понравилась строка про капусту на жале ножа. </text:p>
      <text:p text:style-name="P8">Полгода спустя он попросил ещё раз про капусту. </text:p>
      <text:p text:style-name="P8">Не знаю, что он в ней нашёл.</text:p>
      <text:p text:style-name="P8">Случалось, что до конца обеденного перерыва ещё минут пять есть, а делать нечего, тогда в вагончике женщины-каменщицы просили прочитать чего-нибудь новенькое, а потом Гриня кричал:</text:p>
      <text:p text:style-name="P8">- Серёга! Коней огнём не подковывают, для этого подковы есть! Мерин ты пер<text:span text:style-name="T4">é</text:span>рваный!</text:p>
      <text:p text:style-name="P8">Он вырос в селе Красное <text:span text:style-name="T4">на батуринском шоссе </text:span>и сызмальства <text:span text:style-name="T5">разбирался в</text:span> таких вещах.</text:p>
      <text:p text:style-name="P8"/>
      <text:p text:style-name="P8">Когда количество стихов перевалило за 20, то у меня качественно поменялось отношение к ним. </text:p>
      <text:p text:style-name="P8">Чего будут валяться? Жалко же.</text:p>
      <text:p text:style-name="P8">И я начал рассылать их в редакции журналов и книжных издательств. Как Мартин Иден из одноимённого романа Джека Лондона. </text:p>
      <text:p text:style-name="P8">И они возвращались ко мне, как и к нему, но с ответами на печатной машинке. </text:p>
      <text:p text:style-name="P9">Ответы смахивали на один и тот же ответ напечатанный через лист копировальной бумаги: <text:soft-page-break/>про несоответствие основной тематике их издания, про переполненный редакторский портфель и ни одного слова о самих стихах. </text:p>
      <text:p text:style-name="P9">Рецензия Грини так и осталась непревзойдённой:</text:p>
      <text:p text:style-name="P8">- <text:span text:style-name="T5">Мерин ты перéрваный!</text:span></text:p>
      <text:p text:style-name="P9">Правда, какой-то литсотрудник известил меня, что в подобном стиле писали в 30-е годы.</text:p>
      <text:p text:style-name="P9">Может, он <text:span text:style-name="T4">этим </text:span>хотел указать на устарелость, а на самом деле осчастливил <text:span text:style-name="T6">— </text:span>у стихов есть стиль!</text:p>
      <text:p text:style-name="P9"/>
      <text:p text:style-name="P7"><text:span text:style-name="T4">(...д</text:span>а ещё какой! В 30-е Союз Писателей ещё не <text:span text:style-name="T1">успели</text:span> выхоло<text:span text:style-name="T1">стить </text:span>чистками и репрессиями, в те времена люди ещё писали, а не готовили материалы к преддверию съездов...<text:span text:style-name="T4">)</text:span></text:p>
      <text:p text:style-name="P7"/>
      <text:p text:style-name="P9">Мне исподволь начало доходить, что для людей кормящихся на непыльной должности всякие там «шпаги в небе» нужны не больше, чем занозы в заднице.</text:p>
      <text:p text:style-name="P9">Окончательным вразумлением послужил отзыв из журнала «Москва» на «усталую Аллу».</text:p>
      <text:p text:style-name="P9">Сразу видно, что литсотрудник проявил серьёзный и вдумчивый подход при рассмотрении полученного стихотворения. </text:p>
      <text:p text:style-name="P9">Одно <text:span text:style-name="T4">из слов</text:span> оказалось ему неизвестным и он даже посмотрел в словаре что оно значит. </text:p>
      <text:p text:style-name="P9">Он забыл стереть в моём стихе свои карандашные пометки. </text:p>
      <text:p text:style-name="P9">Слово «вожделенье» осталось подчёркнутым, а рядом добавлено его толкование — «похоть». Не знаю в каком словаре он это нашёл, но меня оно оскорбило.</text:p>
      <text:p text:style-name="P9">Последний удар нанесла фамилия рецензента под его ответом — Пушкин!</text:p>
      <text:p text:style-name="P10"><text:span text:style-name="T7">П</text:span>редстави<text:span text:style-name="T7">в</text:span> Пушкина <text:span text:style-name="T7">заглядывающим в словарь на</text:span> слово «вожделенье», <text:span text:style-name="T7">я</text:span> понял, что со стихами <text:span text:style-name="T8">надо</text:span> завязать <text:span text:style-name="T7">и перестал задалбывать редакции своей простотой —</text:span></text:p>
      <text:p text:style-name="P10"><text:s/><text:span text:style-name="T9">дошло-таки, что <text:s/>никакой я не</text:span> Мартин Иден, и фиг мне тут, а не Америка.</text:p>
      <text:p text:style-name="P11">Сократились почтовые расходы на конверты и отправку заказных писем. <text:s/></text:p>
      <text:p text:style-name="P11">Хотя обходились они не слишком-то и дорого — копеек пятьдесят за штуку; две пачки <text:s/>«Беломора».</text:p>
      <text:p text:style-name="P12">Лечение от иллюзий в Советском Союзе предоставлялось, <text:span text:style-name="T8">фактически,</text:span> бесплатно. </text:p>
      <text:p text:style-name="P10"/>
      <text:p text:style-name="P10">Летом ты опять приехала в Конотоп, но, конечно, уже без коляски.</text:p>
      <text:p text:style-name="P10">Наша бригада строила тогда 50-квартирный рядом с Переездом и строповщица Катерина мне снизу покричала, что ко мне пришли. </text:p>
      <text:p text:style-name="P10">Я <text:span text:style-name="T10">спустился и </text:span>вышел на тротуар за воротами.</text:p>
      <text:p text:style-name="P10">Ты стояла рядом с Ирой, на ней был красный сарафан с белыми монгольскими узорами, а что на тебе я не помню. Зато помню как классно ты улыбалась. </text:p>
      <text:p text:style-name="P10">Я осторожно опустил свою пластмассовую каску на твои светлые прямые волосы и она сползла тебе аж до носа, но не смогла погасить твою довольную улыбку. </text:p>
      <text:p text:style-name="P10">Я помню эту улыбку из-под каски.</text:p>
      <text:p text:style-name="P10">Потом вы ушли по тротуару, а я смотрел вслед и вместе со мной смотрели Катерина и Вера Шарапова, такие вдруг притихшие и погруснелые, потому что такая красота уходит — женщина в красном и ребёнок со светлыми прямыми волосами.</text:p>
      <text:p text:style-name="P10"/>
      <text:p text:style-name="P10">Тебе как раз исполнилось три года и я решил, что лучшим подарком на день рождения станет привычное лицо среди незнакомцев на Декабристов 13.</text:p>
      <text:p text:style-name="P10">Я поехал в Нежин и, несмотря на своё косноязычие, сумел-таки упросить Тоню, чтоб отпустила со мной своего сына Игорька к тебе на день рождения, а Иван Алексеевич приедет на следующий день и увезёт его обратно. </text:p>
      <text:p text:style-name="P10">Тоня очень смелая женщина — не побоялась моей репутации, вконец промокшей после Ромнов.</text:p>
      <text:p text:style-name="P10">Электричка оказалась переполненной и мы с ним до самого Бахмача <text:s/>стояли в проходе. </text:p>
      <text:p text:style-name="P10">Зато как вы потом обрадовались друг другу! </text:p>
      <text:p text:style-name="P10"><text:soft-page-break/>Столько визга!..</text:p>
      <text:p text:style-name="P10">А на следующей неделе у меня начался отпуск и мы поехали на Сейм вчетвером — ты, Ира, я и Леночка. Мои родители взяли в Рембазе путёвку для нас в их лагерь отдыха.</text:p>
      <text:p text:style-name="P10">Там на его территории между больших сосен стоят деревянные домики на четыре койки каждый и окна в них вкруговую, как на веранде.</text:p>
      <text:p text:style-name="P10">Когда мы в первый раз вышли на пляж, там все обомлели — туда ещё ни разу не показывались статуи греческих богинь, да ещё с такой белоснежной кожей, как у Иры.</text:p>
      <text:p text:style-name="P10">Ещё мы вчетвером ходили искать грибы в лесопосадке у хутора Таранский. </text:p>
      <text:p text:style-name="P10">На полпути нам встретились пара лошадей, но испугалась только Ира — она их всегда боялась.</text:p>
      <text:p text:style-name="P1">Лесопосадка состояла из тонкоствольных сосен <text:span text:style-name="T11">стоящих параллельными рядами; </text:span>длинны<text:span text:style-name="T11">е</text:span> паутин<text:span text:style-name="T11">ы, </text:span><text:s/>натянуты<text:span text:style-name="T11">е</text:span> поперёк, <text:span text:style-name="T11">делали их почти непроходимыми,</text:span> но под хвоей попадались маслята. </text:p>
      <text:p text:style-name="P1">Мы прочёсывали эти коридоры <text:span text:style-name="T12">—</text:span> туда и обратно.</text:p>
      <text:p text:style-name="P1">Тебе захотелось пить и я попросил Леночку отвести тебя в лагерь — там всего метров триста по широкой тропе, потому что ужасно хотел Иру.</text:p>
      <text:p text:style-name="P1">Ты долго не соглашалась, но, наконец, пошла, а через минуту в конце соснового коридора раздался твой рёв и Леночка объяснила, что ты совсем не слушаешься, хотя лошадей давно нет.</text:p>
      <text:p text:style-name="P1">Вечером был сильный дождь с грозой, но ты не боялась, а наоборот хохотала, потому что я лежал на койке и ты топталась у меня по животу. </text:p>
      <text:p text:style-name="P1">Кому-то весело, а кому и больно — в три года ты была увесистым ребёнком, но Ира прикрикнула, чтобы терпел своё дитятко. </text:p>
      <text:p text:style-name="P1">Я ещё немного потерпел, а потом еле-еле тебя уговорил, что хватит уже. </text:p>
      <text:p text:style-name="P1">Это было хорошее лет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52:58.721532348</meta:creation-date>
    <dc:date>2017-03-03T11:53:04.984338165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3" meta:word-count="1113" meta:character-count="7081" meta:non-whitespace-character-count="5990"/>
    <meta:generator>LibreOffice/4.3.3.2$Linux_x86 LibreOffice_project/430m0$Build-2</meta:generator>
  </office:meta>
</office:document-meta>
</file>